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849" officeooo:paragraph-rsid="001da849"/>
    </style:style>
    <style:style style:name="P2" style:family="paragraph" style:parent-style-name="Standard">
      <style:text-properties officeooo:rsid="00201696" officeooo:paragraph-rsid="00201696"/>
    </style:style>
    <style:style style:name="P3" style:family="paragraph" style:parent-style-name="Standard">
      <style:text-properties officeooo:rsid="0020f18b" officeooo:paragraph-rsid="0020f18b"/>
    </style:style>
    <style:style style:name="T1" style:family="text">
      <style:text-properties officeooo:rsid="001f3c63"/>
    </style:style>
    <style:style style:name="T2" style:family="text">
      <style:text-properties officeooo:rsid="00201696"/>
    </style:style>
    <style:style style:name="T3" style:family="text">
      <style:text-properties officeooo:rsid="0020f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rdebourcq Paul TPB</text:p>
      <text:p text:style-name="P1"/>
      <text:p text:style-name="P1">Q1 :</text:p>
      <text:p text:style-name="P1">Non l’interface n’est pas responsive, elle s’adapte mal quand on en change ses dimensions. <text:span text:style-name="T2">(les widgets sont collés en bas de l’interface)</text:span></text:p>
      <text:p text:style-name="P1"/>
      <text:p text:style-name="P1">Q2 :</text:p>
      <text:p text:style-name="P1">Il faudra corriger <text:span text:style-name="T1">l’ajout du bouton changer orientation à chaque clic ainsi que</text:span> les layout, afin que la fenêtre s’adapte de façon portrait ou paysage, non pas seulement paysage comme actuellement.</text:p>
      <text:p text:style-name="P1"/>
      <text:p text:style-name="P1">Q3 :</text:p>
      <text:p text:style-name="P1">Par exemple cbEncode qui, ici, crée un texte en majuscules, à partir d’un texte entré en minuscules.</text:p>
      <text:p text:style-name="P1"/>
      <text:p text:style-name="P1">Q4 :</text:p>
      <text:p text:style-name="P1">Les signaux, qui permettent de récupérer une action de l’utilisateur ainsi que les callbacks, permettant une action sur un signal récupéré.</text:p>
      <text:p text:style-name="P1"/>
      <text:p text:style-name="P1"/>
      <text:p text:style-name="P2">Pour les changements du code examBugs, voici les lignes avec mes commentaires =&gt; mes changements effectués :</text:p>
      <text:p text:style-name="P2"/>
      <text:p text:style-name="P3">-l.37</text:p>
      <text:p text:style-name="P2">-<text:span text:style-name="T3">l.45</text:span></text:p>
      <text:p text:style-name="P2">-l.97</text:p>
      <text:p text:style-name="P2">-l.10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8:43:08.054000000</meta:creation-date>
    <meta:generator>LibreOffice/6.2.8.2$Windows_X86_64 LibreOffice_project/f82ddfca21ebc1e222a662a32b25c0c9d20169ee</meta:generator>
    <dc:date>2022-05-05T09:28:24.460000000</dc:date>
    <meta:editing-duration>PT35M6S</meta:editing-duration>
    <meta:editing-cycles>3</meta:editing-cycles>
    <meta:document-statistic meta:table-count="0" meta:image-count="0" meta:object-count="0" meta:page-count="1" meta:paragraph-count="14" meta:word-count="123" meta:character-count="739" meta:non-whitespace-character-count="630"/>
  </office:meta>
</office:document-meta>
</file>